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line draw:style-name="gr1" draw:text-style-name="P1" draw:layer="layout" svg:x1="0.224cm" svg:y1="2cm" svg:x2="0.224cm" svg:y2="0.18cm">
            <text:p/>
          </draw:line>
          <draw:line draw:style-name="gr2" draw:text-style-name="P1" draw:layer="layout" svg:x1="0.246cm" svg:y1="0.23cm" svg:x2="2cm" svg:y2="0.22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23:56:58.29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3"/>
  </office:meta>
</office:document-meta>
</file>